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c52c" officeooo:paragraph-rsid="0003c52c"/>
    </style:style>
    <style:style style:name="P2" style:family="paragraph" style:parent-style-name="Standard">
      <style:text-properties officeooo:paragraph-rsid="0003c52c"/>
    </style:style>
    <style:style style:name="T1" style:family="text">
      <style:text-properties fo:background-color="#66ff99" loext:char-shading-value="0"/>
    </style:style>
    <style:style style:name="T2" style:family="text">
      <style:text-properties fo:background-color="#66ff99"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viewer #1: </text:p>
      <text:p text:style-name="P2">The manuscript “Diffusive homeostasis in a self-organizing recurrent neural network: local neuron density predicts firing rates” presents a model combining mechanisms of synaptic plasticity responsible for homeostasis, STP and STDP. The authors analyze how these processes give rise to statistical properties of cortical activity. The model explains several of these properties, for example, the broad distributions of firing rates among neurons. Further, the network predicts the formation of highly active neurons that are strongly (unidirectionally) connected to multiple other neurons, and that form a subnetwork of strongly reciprocally connected neurons. I find these results very interesting and sufficient for publication in PLOS CB.<text:line-break/><text:line-break/>The paper is well written, although I have a few presentational comments as well as questions regarding calibration of the model.<text:line-break/><text:line-break/><text:span text:style-name="T2">The authors implement a newly proposed homeostatic rule acting through diffusion of the nitric oxide. However, a rule known before implemented here as synaptic normalization controls the firing rate of individual neurons. My question is what is the comparison between these rules? Do we need both if they serve the same role?</text:span><text:line-break/><text:line-break/><text:span text:style-name="T2">The parameters for the model (delays, reset potentials, etc.) look carefully tuned. My question is how sensitive are the results to the values of these parameters. Further, what is the justification of these values? For instance, the difference between the threshold and the reset potential is very small for the inhibitor neuron. How this choice can be justified?</text:span><text:line-break/><text:line-break/><text:span text:style-name="T2">The STDP rule is calibrated such that the potentiation branch is stronger than depression. There are other experimental data that show the opposite. How this will affect the results?</text:span><text:line-break/><text:line-break/><text:span text:style-name="T2">At the end of the Short Term Plasticity section, I found that a Poisson input was used to tune the synaptic transmission. It’s not clear what neurons receive this input and how it affects synaptic transmission. I think this should be introduced more carefully.</text:span><text:line-break/><text:line-break/><text:span text:style-name="T2">In the Intrinsic Plasticity section, I don’t understand how the two equations for the threshold are combined. Are these two different mechanisms? If not, why we need the one which is not used in the model?</text:span><text:line-break/><text:line-break/><text:span text:style-name="T2">The results are mostly clear. One difficulty I had is with Fig. 3: Are the lower values of the distribution curve in panel A show the presence of a group of highly influential neurons? Why the difference is big for D=10, but not the infinite value? In panel B, why the scatter plot is concentrated at f=3Hz for D=0? All this should be discussed in the text.</text:span><text:line-break/><text:line-break/>Some results lack clear, concise and less technical conclusions in the Result section. In particular, the highly technical presentation showing that highly active neurons form subgroups (lines 268-282) would be clearer if worded explicitly like “much higher connection in the highly active group but not in the rest of the network …” . Also, Figure 6 lower panels would be clearer if explicitly said that we use 1/number of connections because I expected negative correlation with both frequency and connection strength.</text:p>
      <text:p text:style-name="Standard"/>
      <text:p text:style-name="P1"/>
      <text:p text:style-name="P1"/>
      <text:p text:style-name="P1"/>
      <text:p text:style-name="P1"/>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0T11:04:52.985959020</meta:creation-date>
    <dc:date>2018-08-20T14:08:16.586265687</dc:date>
    <meta:editing-duration>PT32M12S</meta:editing-duration>
    <meta:editing-cycles>1</meta:editing-cycles>
    <meta:document-statistic meta:table-count="0" meta:image-count="0" meta:object-count="0" meta:page-count="2" meta:paragraph-count="2" meta:word-count="493" meta:character-count="3112" meta:non-whitespace-character-count="2612"/>
    <meta:generator>LibreOffice/5.1.6.2$Linux_X86_64 LibreOffice_project/10m0$Build-2</meta:generator>
  </office:meta>
</office:document-meta>
</file>